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face style:name="Droid Sans1"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b8fa" officeooo:paragraph-rsid="0017b8fa"/>
    </style:style>
    <style:style style:name="P2" style:family="paragraph" style:parent-style-name="Standard">
      <style:text-properties officeooo:rsid="0018db1d" officeooo:paragraph-rsid="0018db1d"/>
    </style:style>
    <style:style style:name="P3" style:family="paragraph" style:parent-style-name="Standard">
      <style:paragraph-properties fo:text-align="end" style:justify-single-word="false"/>
      <style:text-properties officeooo:rsid="0018db1d" officeooo:paragraph-rsid="0018db1d"/>
    </style:style>
    <style:style style:name="T1" style:family="text">
      <style:text-properties officeooo:rsid="0018db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ume Cardona Andreu, secretari de l’IES Joan Ramis i Ramis,</text:p>
      <text:p text:style-name="P1"/>
      <text:p text:style-name="P1"/>
      <text:p text:style-name="P1">CERTIFIC:<text:tab/>Que, d’acord amb el antecedents que consten en els arxius d’el centre, que el senyor Pere Gomila Cuevals amb DNI 651498775D, està cursant el primer curs del cicle formatiu de grau mitjà de sistemes microinformàtics i xarxes d’àreal local <text:span text:style-name="T1">del 25 de septembre de 2024 a 22 de juny de 2025.</text:span></text:p>
      <text:p text:style-name="P1"/>
      <text:p text:style-name="P2">I, perquè consti, sign aquest cetificat amb el vistiplau del la directora del Centre.</text:p>
      <text:p text:style-name="P2"/>
      <text:p text:style-name="P2"/>
      <text:p text:style-name="P2">Maó, 8 de juliol de 2025</text:p>
      <text:p text:style-name="P2"/>
      <text:p text:style-name="P2"/>
      <text:p text:style-name="P2">Jaume Cardona Andreu.</text:p>
      <text:p text:style-name="P2"/>
      <text:p text:style-name="P2"/>
      <text:p text:style-name="P2"/>
      <text:p text:style-name="P2"/>
      <text:p text:style-name="P2"/>
      <text:p text:style-name="P3"><text:tab/><text:tab/><text:tab/><text:tab/><text:tab/><text:tab/><text:tab/><text:tab/><text:tab/><text:tab/></text:p>
      <text:p text:style-name="P3"/>
      <text:p text:style-name="P3">Vist i Plau <text:s text:c="33"/></text:p>
      <text:p text:style-name="P3"><text:s text:c="10"/><text:tab/><text:tab/><text:tab/> <text:s text:c="4"/>Raquel Taltavull <text:s text:c="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face style:name="Droid Sans1"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Droid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Droid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style:font-family-complex="'Droid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style:font-family-complex="'Droid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style:font-family-complex="'Droid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1:32:29.427312323</meta:creation-date>
    <dc:date>2024-11-08T11:53:03.333190882</dc:date>
    <meta:editing-duration>PT7M37S</meta:editing-duration>
    <meta:editing-cycles>1</meta:editing-cycles>
    <meta:document-statistic meta:table-count="0" meta:image-count="0" meta:object-count="0" meta:page-count="1" meta:paragraph-count="8" meta:word-count="90" meta:character-count="605" meta:non-whitespace-character-count="431"/>
    <meta:generator>LibreOffice/24.2.6.2$Linux_X86_64 LibreOffice_project/420$Build-2</meta:generator>
  </office:meta>
</office:document-meta>
</file>